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stUnderstandInterceptor.MustUnderstand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stUnderstandInterceptor.buildMustUnderstandHeaders( Set &lt; QName &gt; mustUnderstandHeaders , Message message , Set &lt; URI &gt; serviceRol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stUnderstandInterceptor.handle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stUnderstandInterceptor.initServiceSideInfo( Set &lt; QName &gt; understoodQNames , Message message , Set &lt; URI &gt; serviceRo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